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Frequenz F [min-1]</text:p>
          </table:table-cell>
          <table:table-cell office:value-type="string" table:style-name="ce1">
            <text:p>Frequenz N [min-1]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20" table:style-name="ce1">
            <text:p>320</text:p>
          </table:table-cell>
          <table:table-cell office:value-type="float" office:value="665.2" table:style-name="ce1">
            <text:p>665,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70" table:style-name="ce1">
            <text:p>570</text:p>
          </table:table-cell>
          <table:table-cell office:value-type="float" office:value="597.6" table:style-name="ce1">
            <text:p>597,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70" table:style-name="ce1">
            <text:p>470</text:p>
          </table:table-cell>
          <table:table-cell office:value-type="float" office:value="487.1" table:style-name="ce1">
            <text:p>487,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20" table:style-name="ce1">
            <text:p>420</text:p>
          </table:table-cell>
          <table:table-cell office:value-type="float" office:value="440.5" table:style-name="ce1">
            <text:p>440,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90" table:style-name="ce1">
            <text:p>790</text:p>
          </table:table-cell>
          <table:table-cell office:value-type="float" office:value="830.1" table:style-name="ce1">
            <text:p>830,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50" table:style-name="ce1">
            <text:p>650</text:p>
          </table:table-cell>
          <table:table-cell office:value-type="float" office:value="681.2" table:style-name="ce1">
            <text:p>681,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70" table:style-name="ce1">
            <text:p>470</text:p>
          </table:table-cell>
          <table:table-cell office:value-type="float" office:value="492.5" table:style-name="ce1">
            <text:p>492,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10" table:style-name="ce1">
            <text:p>410</text:p>
          </table:table-cell>
          <table:table-cell office:value-type="float" office:value="418" table:style-name="ce2">
            <text:p>418,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00" table:style-name="ce1">
            <text:p>300</text:p>
          </table:table-cell>
          <table:table-cell office:value-type="float" office:value="313.3" table:style-name="ce1">
            <text:p>313,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00" table:style-name="ce1">
            <text:p>900</text:p>
          </table:table-cell>
          <table:table-cell office:value-type="float" office:value="869.5" table:style-name="ce1">
            <text:p>869,5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2-01T13:07:27Z</meta:creation-date>
    <dc:date>2019-12-01T13:10:06Z</dc:date>
  </office:meta>
</office:document-meta>
</file>